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 Nastaliq Beta2" svg:font-family="'Awami Nastaliq Beta2'" style:font-pitch="variable"/>
    <style:font-face style:name="Awami Nastaliq Beta2:agca=0" svg:font-family="'Awami Nastaliq Beta2:agca=0'" style:font-pitch="variable"/>
    <style:font-face style:name="Awami Nastaliq Beta2:agca=1" svg:font-family="'Awami Nastaliq Beta2:agca=1'" style:font-pitch="variable"/>
    <style:font-face style:name="Awami Nastaliq Beta2:agca=3" svg:font-family="'Awami Nastaliq Beta2:agca=3'" style:font-pitch="variable"/>
    <style:font-face style:name="Awami Nastaliq Beta2:cv78=0" svg:font-family="'Awami Nastaliq Beta2:cv78=0'" style:font-pitch="variable"/>
    <style:font-face style:name="Awami Nastaliq Beta2:cv78=1" svg:font-family="'Awami Nastaliq Beta2:cv78=1'" style:font-pitch="variable"/>
    <style:font-face style:name="Awami Nastaliq Beta2:cv78=2" svg:font-family="'Awami Nastaliq Beta2:cv78=2'" style:font-pitch="variable"/>
    <style:font-face style:name="Awami Nastaliq Beta2:hamz=0" svg:font-family="'Awami Nastaliq Beta2:hamz=0'" style:font-pitch="variable"/>
    <style:font-face style:name="Awami Nastaliq Beta2:hamz=1" svg:font-family="'Awami Nastaliq Beta2:hamz=1'" style:font-pitch="variable"/>
    <style:font-face style:name="Awami Nastaliq Beta2:hedo=0" svg:font-family="'Awami Nastaliq Beta2:hedo=0'" style:font-pitch="variable"/>
    <style:font-face style:name="Awami Nastaliq Beta2:hedo=1" svg:font-family="'Awami Nastaliq Beta2:hedo=1'" style:font-pitch="variable"/>
    <style:font-face style:name="Awami Nastaliq Beta2:hehk=0" svg:font-family="'Awami Nastaliq Beta2:hehk=0'" style:font-pitch="variable"/>
    <style:font-face style:name="Awami Nastaliq Beta2:hehk=1" svg:font-family="'Awami Nastaliq Beta2:hehk=1'" style:font-pitch="variable"/>
    <style:font-face style:name="Awami Nastaliq Beta2:invs=0" svg:font-family="'Awami Nastaliq Beta2:invs=0'" style:font-pitch="variable"/>
    <style:font-face style:name="Awami Nastaliq Beta2:invs=1" svg:font-family="'Awami Nastaliq Beta2:invs=1'" style:font-pitch="variable"/>
    <style:font-face style:name="Awami Nastaliq Beta2:lamv=0" svg:font-family="'Awami Nastaliq Beta2:lamv=0'" style:font-pitch="variable"/>
    <style:font-face style:name="Awami Nastaliq Beta2:lamv=1" svg:font-family="'Awami Nastaliq Beta2:lamv=1'" style:font-pitch="variable"/>
    <style:font-face style:name="Awami Nastaliq Beta2:shrt=0" svg:font-family="'Awami Nastaliq Beta2:shrt=0'" style:font-pitch="variable"/>
    <style:font-face style:name="Awami Nastaliq Beta2:shrt=1" svg:font-family="'Awami Nastaliq Beta2:shrt=1'" style:font-pitch="variable"/>
    <style:font-face style:name="Awami Nastaliq Beta2:shrt=2" svg:font-family="'Awami Nastaliq Beta2:shrt=2'" style:font-pitch="variable"/>
    <style:font-face style:name="Awami Nastaliq Beta2:shrt=3" svg:font-family="'Awami Nastaliq Beta2:shrt=3'" style:font-pitch="variable"/>
    <style:font-face style:name="Awami Nastaliq Beta2:wdsp=0" svg:font-family="'Awami Nastaliq Beta2:wdsp=0'" style:font-pitch="variable"/>
    <style:font-face style:name="Awami Nastaliq Beta2:wdsp=1" svg:font-family="'Awami Nastaliq Beta2:wdsp=1'" style:font-pitch="variable"/>
    <style:font-face style:name="Awami Nastaliq Beta2:wdsp=2" svg:font-family="'Awami Nastaliq Beta2:wdsp=2'" style:font-pitch="variable"/>
    <style:font-face style:name="Awami Nastaliq Beta2:wdsp=3" svg:font-family="'Awami Nastaliq Beta2:wdsp=3'" style:font-pitch="variable"/>
    <style:font-face style:name="Awami Nastaliq Beta2:wdsp=4" svg:font-family="'Awami Nastaliq Beta2:wdsp=4'" style:font-pitch="variable"/>
    <style:font-face style:name="Awami Nastaliq PreBeta2:shrt=0" svg:font-family="'Awami Nastaliq PreBeta2:shrt=0'" style:font-pitch="variable"/>
    <style:font-face style:name="Awami Nastaliq PreBeta2:shrt=1" svg:font-family="'Awami Nastaliq PreBeta2:shrt=1'" style:font-pitch="variable"/>
    <style:font-face style:name="Awami Nastaliq PreBeta2:shrt=3" svg:font-family="'Awami Nastaliq PreBeta2:shrt=3'" style:font-pitch="variable"/>
    <style:font-face style:name="Awami Nastaliq:lamv=0" svg:font-family="'Awami Nastaliq:lamv=0'" style:font-pitch="variable"/>
    <style:font-face style:name="Awami Nastaliq:lamv=1" svg:font-family="'Awami Nastaliq:lamv=1'" style:font-pitch="variable"/>
    <style:font-face style:name="Awami Nastaliq:shrt=2" svg:font-family="'Awami Nastaliq:shrt=2'"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7" style:family="table-row">
      <style:table-row-properties style:min-row-height="2.3757in" fo:keep-together="auto"/>
    </style:style>
    <style:style style:name="Table1.8" style:family="table-row">
      <style:table-row-properties style:min-row-height="0.6875in" fo:keep-together="auto"/>
    </style:style>
    <style:style style:name="Table1.9" style:family="table-row">
      <style:table-row-properties style:min-row-height="0.5618in" fo:keep-together="auto"/>
    </style:style>
    <style:style style:name="Table1.16" style:family="table-row">
      <style:table-row-properties style:min-row-height="1.7639in" fo:keep-together="auto"/>
    </style:style>
    <style:style style:name="Table1.24" style:family="table-row">
      <style:table-row-properties style:min-row-height="0.4535in" fo:keep-together="auto"/>
    </style:style>
    <style:style style:name="Table2" style:family="table">
      <style:table-properties style:width="5.625in" table:align="left" style:writing-mode="lr-tb"/>
    </style:style>
    <style:style style:name="Table2.A" style:family="table-column">
      <style:table-column-properties style:column-width="3.9375in"/>
    </style:style>
    <style:style style:name="Table2.B" style:family="table-column">
      <style:table-column-properties style:column-width="1.687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officeooo:rsid="001903fe"/>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officeooo:rsid="002410e4" officeooo:paragraph-rsid="002410e4"/>
    </style:style>
    <style:style style:name="P11"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4" style:family="paragraph" style:parent-style-name="Standard">
      <style:paragraph-properties fo:margin-top="0in" fo:margin-bottom="0in" loext:contextual-spacing="false" fo:line-height="100%"/>
      <style:text-properties officeooo:rsid="003daf4d" officeooo:paragraph-rsid="003daf4d"/>
    </style:style>
    <style:style style:name="P15" style:family="paragraph" style:parent-style-name="Standard">
      <style:paragraph-properties fo:margin-top="0in" fo:margin-bottom="0in" loext:contextual-spacing="false" fo:line-height="100%"/>
      <style:text-properties officeooo:rsid="003daf4d" officeooo:paragraph-rsid="00462dcd"/>
    </style:style>
    <style:style style:name="P16" style:family="paragraph" style:parent-style-name="Standard">
      <style:paragraph-properties fo:margin-top="0in" fo:margin-bottom="0in" loext:contextual-spacing="false" fo:line-height="100%"/>
      <style:text-properties officeooo:rsid="003f7918" officeooo:paragraph-rsid="003f7918"/>
    </style:style>
    <style:style style:name="P17" style:family="paragraph" style:parent-style-name="Standard">
      <style:paragraph-properties fo:margin-top="0in" fo:margin-bottom="0in" loext:contextual-spacing="false" fo:line-height="100%"/>
      <style:text-properties officeooo:rsid="0049d2a7" officeooo:paragraph-rsid="0049d2a7"/>
    </style:style>
    <style:style style:name="P18" style:family="paragraph" style:parent-style-name="Standard">
      <style:paragraph-properties fo:margin-top="0in" fo:margin-bottom="0in" loext:contextual-spacing="false" fo:line-height="100%"/>
      <style:text-properties officeooo:rsid="004ca2bc" officeooo:paragraph-rsid="004ca2bc"/>
    </style:style>
    <style:style style:name="P19" style:family="paragraph" style:parent-style-name="Standard">
      <style:paragraph-properties fo:margin-top="0in" fo:margin-bottom="0in" loext:contextual-spacing="false" fo:line-height="100%"/>
      <style:text-properties officeooo:rsid="004ca2bc" officeooo:paragraph-rsid="004e3d4e"/>
    </style:style>
    <style:style style:name="P20" style:family="paragraph" style:parent-style-name="Standard">
      <style:text-properties officeooo:rsid="001d7b04" officeooo:paragraph-rsid="002601fb"/>
    </style:style>
    <style:style style:name="P21" style:family="paragraph" style:parent-style-name="Standard">
      <style:text-properties officeooo:rsid="001d7b04" officeooo:paragraph-rsid="00267d79"/>
    </style:style>
    <style:style style:name="P22" style:family="paragraph" style:parent-style-name="Standard">
      <style:text-properties officeooo:rsid="002601fb" officeooo:paragraph-rsid="002601fb"/>
    </style:style>
    <style:style style:name="P23" style:family="paragraph" style:parent-style-name="Standard">
      <style:text-properties officeooo:rsid="0025cc8f" officeooo:paragraph-rsid="0025cc8f"/>
    </style:style>
    <style:style style:name="P24" style:family="paragraph" style:parent-style-name="Standard">
      <style:text-properties officeooo:rsid="002d3ee6" officeooo:paragraph-rsid="002d3ee6"/>
    </style:style>
    <style:style style:name="P25" style:family="paragraph" style:parent-style-name="Standard">
      <style:text-properties officeooo:rsid="003daf4d" officeooo:paragraph-rsid="0049d2a7"/>
    </style:style>
    <style:style style:name="P26" style:family="paragraph" style:parent-style-name="Standard">
      <style:text-properties officeooo:rsid="0049d2a7" officeooo:paragraph-rsid="0049d2a7"/>
    </style:style>
    <style:style style:name="P2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 style:font-size-complex="18pt"/>
    </style:style>
    <style:style style:name="P2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2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invs=1" style:font-size-complex="18pt"/>
    </style:style>
    <style:style style:name="P30" style:family="paragraph" style:parent-style-name="Table_20_Heading">
      <style:text-properties fo:font-weight="bold" style:font-weight-asian="bold" style:font-weight-complex="bold"/>
    </style:style>
    <style:style style:name="P31" style:family="paragraph" style:parent-style-name="Table_20_Heading">
      <style:text-properties fo:font-weight="bold" officeooo:rsid="0033318d" officeooo:paragraph-rsid="0033318d" style:font-weight-asian="bold" style:font-weight-complex="bold"/>
    </style:style>
    <style:style style:name="P32" style:family="paragraph" style:parent-style-name="Heading_20_2">
      <style:paragraph-properties fo:break-before="page"/>
    </style:style>
    <style:style style:name="P33"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1" style:font-size-complex="18pt"/>
    </style:style>
    <style:style style:name="P34" style:family="paragraph" style:parent-style-name="Text_20_body">
      <style:text-properties officeooo:paragraph-rsid="0049151d"/>
    </style:style>
    <style:style style:name="P35" style:family="paragraph" style:parent-style-name="Standard" style:list-style-name="L1">
      <style:text-properties officeooo:rsid="00313eda" officeooo:paragraph-rsid="00313eda"/>
    </style:style>
    <style:style style:name="P36"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2:hehk=0" style:font-size-complex="18pt"/>
    </style:style>
    <style:style style:name="P37"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2:hehk=1" style:font-size-complex="18pt"/>
    </style:style>
    <style:style style:name="P3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2:hedo=0" style:font-size-complex="18pt"/>
    </style:style>
    <style:style style:name="P39"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2:hedo=1" style:font-size-complex="18pt"/>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2:cv78=1" style:font-size-complex="18pt"/>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2:cv78=2"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2:hamz=0"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2:hamz=1"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2:lamv=0"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2:lamv=1"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 Beta2:shrt=0"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 Beta2:shrt=1"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 Beta2:shrt=2"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 Beta2:shrt=3"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2:agca=0"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2:agca=1"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2:agca=3" style:font-size-complex="18pt"/>
    </style:style>
    <style:style style:name="P53" style:family="paragraph" style:parent-style-name="Heading_20_1" style:master-page-name="Standard">
      <style:paragraph-properties style:page-number="auto"/>
      <style:text-properties officeooo:paragraph-rsid="002601fb"/>
    </style:style>
    <style:style style:name="P5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2:wdsp=0" style:font-size-complex="18pt"/>
    </style:style>
    <style:style style:name="P5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2:wdsp=1" style:font-size-complex="18pt"/>
    </style:style>
    <style:style style:name="P5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2:wdsp=2" style:font-size-complex="18pt"/>
    </style:style>
    <style:style style:name="P5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2:wdsp=3" style:font-size-complex="18pt"/>
    </style:style>
    <style:style style:name="P58"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2:wdsp=4" style:font-size-complex="18pt"/>
    </style:style>
    <style:style style:name="P59" style:family="paragraph" style:parent-style-name="Text_20_body" style:list-style-name="L2"/>
    <style:style style:name="P60" style:family="paragraph" style:parent-style-name="Text_20_body" style:list-style-name="L2">
      <style:paragraph-properties fo:margin-top="0in" fo:margin-bottom="0in" loext:contextual-spacing="false"/>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style:style>
    <style:style style:name="T22" style:family="text">
      <style:text-properties style:font-name="Awami Nastaliq Beta1:invs=1" officeooo:rsid="0045f843"/>
    </style:style>
    <style:style style:name="T23" style:family="text">
      <style:text-properties style:font-name="Awami Nastaliq Beta1:invs=1" style:font-name-complex="Awami Nastaliq Beta2"/>
    </style:style>
    <style:style style:name="T24" style:family="text">
      <style:text-properties style:font-name="Awami Nastaliq Beta1:invs=1" officeooo:rsid="0045f843" style:font-name-complex="Awami Nastaliq Beta2"/>
    </style:style>
    <style:style style:name="T25" style:family="text">
      <style:text-properties style:font-name="Awami Nastaliq Beta1:invs=1" style:font-name-complex="Awami Nastaliq Beta2:invs=1"/>
    </style:style>
    <style:style style:name="T26" style:family="text">
      <style:text-properties style:font-name="Awami Nastaliq Beta1:invs=1" officeooo:rsid="0045f843" style:font-name-complex="Awami Nastaliq Beta2:invs=1"/>
    </style:style>
    <style:style style:name="T27" style:family="text">
      <style:text-properties officeooo:rsid="003ee650"/>
    </style:style>
    <style:style style:name="T28" style:family="text">
      <style:text-properties officeooo:rsid="0045f843"/>
    </style:style>
    <style:style style:name="T29" style:family="text">
      <style:text-properties officeooo:rsid="00462dcd"/>
    </style:style>
    <style:style style:name="T30" style:family="text">
      <style:text-properties fo:font-size="9pt" style:font-size-asian="9pt" style:font-size-complex="9pt"/>
    </style:style>
    <style:style style:name="T31" style:family="text">
      <style:text-properties fo:font-size="9pt" officeooo:rsid="001fe42f" style:font-size-asian="9pt" style:font-size-complex="9pt"/>
    </style:style>
    <style:style style:name="T32" style:family="text">
      <style:text-properties fo:font-size="9pt" officeooo:rsid="002dd906" style:font-size-asian="9pt" style:font-size-complex="9pt"/>
    </style:style>
    <style:style style:name="T33" style:family="text">
      <style:text-properties fo:font-size="9pt" officeooo:rsid="0049d2a7" style:font-size-asian="9pt" style:font-size-complex="9pt"/>
    </style:style>
    <style:style style:name="T34" style:family="text">
      <style:text-properties fo:font-size="9pt" officeooo:rsid="004e3d4e" style:font-size-asian="9pt" style:font-size-complex="9pt"/>
    </style:style>
    <style:style style:name="T35" style:family="text">
      <style:text-properties officeooo:rsid="004b3976"/>
    </style:style>
    <style:style style:name="T36" style:family="text">
      <style:text-properties officeooo:rsid="004ca2bc"/>
    </style:style>
    <style:style style:name="T37" style:family="text">
      <style:text-properties style:font-name="Awami Nastaliq Beta1" officeooo:rsid="000d1a2b" fo:background-color="transparent" loext:char-shading-value="0"/>
    </style:style>
    <style:style style:name="T38" style:family="text">
      <style:text-properties style:font-name="Awami Nastaliq Beta1" officeooo:rsid="002b051a" fo:background-color="transparent" loext:char-shading-value="0"/>
    </style:style>
    <style:style style:name="T39" style:family="text">
      <style:text-properties style:font-name="Awami Nastaliq Beta1" officeooo:rsid="0029666a" fo:background-color="transparent" loext:char-shading-value="0"/>
    </style:style>
    <style:style style:name="T40" style:family="text">
      <style:text-properties style:font-name-complex="Awami Nastaliq Beta2"/>
    </style:style>
    <style:style style:name="T41" style:family="text">
      <style:text-properties officeooo:rsid="0045f843" style:font-name-complex="Awami Nastaliq Beta2"/>
    </style:style>
    <style:style style:name="T42" style:family="text">
      <style:text-properties style:font-name-complex="Awami Nastaliq Beta2:invs=0"/>
    </style:style>
    <style:style style:name="T43" style:family="text">
      <style:text-properties officeooo:rsid="0045f843" style:font-name-complex="Awami Nastaliq Beta2:invs=0"/>
    </style:style>
    <style:style style:name="T44" style:family="text">
      <style:text-properties style:font-name-complex="Awami Nastaliq Beta2:invs=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ext:span text:style-name="T11">Font Features for </text:span>Awami Nastaliq</text:h>
      <text:p text:style-name="P23"><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21"><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20">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22">If you wish to apply two (or more) features, you can separate them with an “&amp;”. Thus, “<text:span text:style-name="T10">Awami Nastaliq:hehk=0</text:span>&amp;hedo=1” would apply the “Hook on medial heh-goal” feature plus the “Initial heh doachashmee” feature.</text:p>
      <text:p text:style-name="P22">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24">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Heading_20_2">Known Issues:</text:p>
      <text:list xml:id="list7491311376283579393" text:style-name="L1">
        <text:list-item>
          <text:p text:style-name="P35">The “Word Spacing” feature does not yet work in current versions of Firefox. Firefox needs to be updated to the latest Graphite engine to support this feature.</text:p>
        </text:list-item>
        <text:list-item>
          <text:p text:style-name="P35">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22"/>
      <text:p text:style-name="P22"/>
      <text:p text:style-name="P22"/>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1"><text:span text:style-name="T13">XeTeX: “Awami Nastaliq/GR:</text:span>:Hook on medial heh-goal=False<text:span text:style-name="T13">”</text:span></text:p>
          </table:table-cell>
          <table:table-cell table:style-name="Table1.D2" office:value-type="string">
            <text:p text:style-name="P36">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37">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38">ھا</text:p>
          </table:table-cell>
        </table:table-row>
        <table:table-row table:style-name="Table1.1">
          <table:covered-table-cell/>
          <table:covered-table-cell/>
          <table:table-cell table:style-name="Table1.A2" office:value-type="string">
            <text:p text:style-name="P2"><text:span text:style-name="T2">1=</text:span>Round</text:p>
            <text:p text:style-name="P11"><text:span text:style-name="T13">XeTeX: “Awami Nastaliq/GR:</text:span>Initial heh doachashmee=Round<text:span text:style-name="T13">”</text:span></text:p>
          </table:table-cell>
          <table:table-cell table:style-name="Table1.D2" office:value-type="string">
            <text:p text:style-name="P39">ھا</text:p>
          </table:table-cell>
        </table:table-row>
        <table:table-row table:style-name="Table1.1">
          <table:table-cell table:style-name="Table1.A2" table:number-rows-spanned="2" office:value-type="string">
            <text:p text:style-name="P10">Sukun/<text:span text:style-name="T29">j</text:span>azm</text:p>
            <text:p text:style-name="P9">(U+06<text:span text:style-name="T15">52</text:span>)</text:p>
          </table:table-cell>
          <table:table-cell table:style-name="Table1.A2" table:number-rows-spanned="2" office:value-type="string">
            <text:p text:style-name="P10">cv78</text:p>
          </table:table-cell>
          <table:table-cell table:style-name="Table1.A2" office:value-type="string">
            <text:p text:style-name="P10"><text:span text:style-name="T8">1=</text:span>Open down <text:span text:style-name="T8">(default)</text:span></text:p>
          </table:table-cell>
          <table:table-cell table:style-name="Table1.D2" office:value-type="string">
            <text:p text:style-name="P40">بْ</text:p>
          </table:table-cell>
        </table:table-row>
        <table:table-row table:style-name="Table1.7">
          <table:covered-table-cell/>
          <table:covered-table-cell/>
          <table:table-cell table:style-name="Table1.A2" office:value-type="string">
            <text:p text:style-name="P10"><text:span text:style-name="T8">2=</text:span>Open left</text:p>
            <text:p text:style-name="P11"><text:span text:style-name="T13">XeTeX: “Awami Nastaliq/GR:</text:span>Sukun/<text:span text:style-name="T29">j</text:span>azm=Open left<text:span text:style-name="T13">”</text:span></text:p>
          </table:table-cell>
          <table:table-cell table:style-name="Table1.D2" office:value-type="string">
            <text:p text:style-name="P41">بْ</text:p>
          </table:table-cell>
        </table:table-row>
        <text:soft-page-break/>
        <table:table-row table:style-name="Table1.8">
          <table:table-cell table:style-name="Table1.A2" table:number-rows-spanned="2" office:value-type="string">
            <text:p text:style-name="P25">Hamza<text:line-break/><text:span text:style-name="T31">(U+06</text:span><text:span text:style-name="T32">2</text:span><text:span text:style-name="T33">1</text:span><text:span text:style-name="T32">, </text:span><text:span text:style-name="T33">U+0674</text:span><text:span text:style-name="T31">)</text:span></text:p>
          </table:table-cell>
          <table:table-cell table:style-name="Table1.A2" table:number-rows-spanned="2" office:value-type="string">
            <text:p text:style-name="P14"><text:span text:style-name="T27">h</text:span>amz</text:p>
          </table:table-cell>
          <table:table-cell table:style-name="Table1.A2" office:value-type="string">
            <text:p text:style-name="P14"><text:span text:style-name="T35">0=</text:span>Urdu <text:span text:style-name="T29">style</text:span></text:p>
          </table:table-cell>
          <table:table-cell table:style-name="Table1.D2" office:value-type="string">
            <text:p text:style-name="P42">أ ؤ ۂ ۓ ٵ ݬ ځ</text:p>
          </table:table-cell>
        </table:table-row>
        <table:table-row table:style-name="Table1.9">
          <table:covered-table-cell/>
          <table:covered-table-cell/>
          <table:table-cell table:style-name="Table1.A2" office:value-type="string">
            <text:p text:style-name="P15"><text:span text:style-name="T35">1=</text:span>Arabic style</text:p>
            <text:p text:style-name="P13">XeTeX: “Awami Nastaliq/GR:<text:span text:style-name="T29">Hamza=Arabic style</text:span>”</text:p>
          </table:table-cell>
          <table:table-cell table:style-name="Table1.D2" office:value-type="string">
            <text:p text:style-name="P43">أ ؤ ۂ ۓ ٵ ݬ ځ</text:p>
          </table:table-cell>
        </table:table-row>
        <table:table-row table:style-name="Table1.9">
          <table:table-cell table:style-name="Table1.A2" table:number-rows-spanned="2" office:value-type="string">
            <text:p text:style-name="P26">Lam with V<text:line-break/><text:span text:style-name="T31">(U+06</text:span><text:span text:style-name="T30">B5</text:span><text:span text:style-name="T31">)</text:span></text:p>
          </table:table-cell>
          <table:table-cell table:style-name="Table1.A2" table:number-rows-spanned="2" office:value-type="string">
            <text:p text:style-name="P17">lamv</text:p>
          </table:table-cell>
          <table:table-cell table:style-name="Table1.A2" office:value-type="string">
            <text:p text:style-name="P17"><text:span text:style-name="T35">0=</text:span>V over stem</text:p>
          </table:table-cell>
          <table:table-cell table:style-name="Table1.D2" office:value-type="string">
            <text:p text:style-name="P44">ڵ <text:s/>ڵبڵ<text:span text:style-name="T36">ب</text:span>ڵ</text:p>
          </table:table-cell>
        </table:table-row>
        <table:table-row table:style-name="Table1.9">
          <table:covered-table-cell/>
          <table:covered-table-cell/>
          <table:table-cell table:style-name="Table1.A2" office:value-type="string">
            <text:p text:style-name="P17"><text:span text:style-name="T35">1=</text:span>V over bowl</text:p>
          </table:table-cell>
          <table:table-cell table:style-name="Table1.D2" office:value-type="string">
            <text:p text:style-name="P45">ڵ <text:s/>ڵبڵ<text:span text:style-name="T36">ب</text:span>ڵ</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9">t</text:span>ight</text:p>
          </table:table-cell>
          <table:table-cell table:style-name="Table1.D2" office:value-type="string">
            <text:p text:style-name="P54"><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2">XeTeX: “Awami Nastaliq/GR:<text:span text:style-name="T14">Word spacing=</text:span>Tight”</text:p>
          </table:table-cell>
          <table:table-cell table:style-name="Table1.D2" office:value-type="string">
            <text:p text:style-name="P55"><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2">XeTeX: “Awami Nastaliq/GR:<text:span text:style-name="T14">Word spacing=</text:span>Medium”</text:p>
          </table:table-cell>
          <table:table-cell table:style-name="Table1.D2" office:value-type="string">
            <text:p text:style-name="P56"><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2">XeTeX: “Awami Nastaliq/GR:<text:span text:style-name="T14">Word spacing=</text:span>Wide”</text:p>
          </table:table-cell>
          <table:table-cell table:style-name="Table1.D2" office:value-type="string">
            <text:p text:style-name="P57"><text:s/>کیوں جو انسانی حقوق کنوں</text:p>
          </table:table-cell>
        </table:table-row>
        <table:table-row table:style-name="Table1.16">
          <table:covered-table-cell/>
          <table:covered-table-cell/>
          <table:table-cell table:style-name="Table1.A2" office:value-type="string">
            <text:p text:style-name="P4"><text:span text:style-name="T3">4=</text:span>Extra <text:span text:style-name="T29">w</text:span>ide</text:p>
            <text:p text:style-name="P12">XeTeX: “Awami Nastaliq/GR:<text:span text:style-name="T14">Word spacing=</text:span>Extra <text:span text:style-name="T29">w</text:span>ide”</text:p>
          </table:table-cell>
          <table:table-cell table:style-name="Table1.D2" office:value-type="string">
            <text:p text:style-name="P58"><text:s/>کیوں جو انسانی حقوق کنوں</text:p>
          </table:table-cell>
        </table:table-row>
        <table:table-row table:style-name="Table1.1">
          <table:table-cell table:style-name="Table1.A2" table:number-rows-spanned="4" office:value-type="string">
            <text:p text:style-name="P19">Short forms<text:line-break/><text:span text:style-name="T31">(</text:span><text:span text:style-name="T34">kafs &amp; gafs: </text:span><text:span text:style-name="T31">U+06</text:span><text:span text:style-name="T30">A9</text:span><text:span text:style-name="T33">, </text:span><text:span text:style-name="T30">U+06AF, </text:span><text:span text:style-name="T34">U+0643, U+06B1, U+06B3, U+06AB, U+06B0;<text:line-break/>finals: U+06CC, U+0633, U+0642, U+0644, U+0645, U+0646, U+06D4</text:span><text:span text:style-name="T31">)</text:span></text:p>
          </table:table-cell>
          <table:table-cell table:style-name="Table1.A2" table:number-rows-spanned="4" office:value-type="string">
            <text:p text:style-name="P18">shrt</text:p>
          </table:table-cell>
          <table:table-cell table:style-name="Table1.A2" office:value-type="string">
            <text:p text:style-name="P18">0=None</text:p>
          </table:table-cell>
          <table:table-cell table:style-name="Table1.D2" office:value-type="string">
            <text:p text:style-name="P46"><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18">1=Kafs and gafs</text:p>
          </table:table-cell>
          <table:table-cell table:style-name="Table1.D2" office:value-type="string">
            <text:p text:style-name="P47"><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18">2=Finals</text:p>
          </table:table-cell>
          <table:table-cell table:style-name="Table1.D2" office:value-type="string">
            <text:p text:style-name="P48"><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18">3=All</text:p>
          </table:table-cell>
          <table:table-cell table:style-name="Table1.D2" office:value-type="string">
            <text:p text:style-name="P49"><text:span text:style-name="T37">دیکھتی <text:s/></text:span><text:span text:style-name="T38">کنسلٹنٹس <text:s/></text:span><text:span text:style-name="T37">نگھنے <text:s/></text:span><text:span text:style-name="T39">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2">XeTeX: “Awami Nastaliq/GR:<text:span text:style-name="T14">Collision avoidance</text:span>=Off”</text:p>
          </table:table-cell>
          <table:table-cell table:style-name="Table1.D2" office:value-type="string">
            <text:p text:style-name="P50">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2">XeTeX: “Awami Nastaliq/GR:<text:span text:style-name="T14">Collision avoidance</text:span>=Kern only”</text:p>
          </table:table-cell>
          <table:table-cell table:style-name="Table1.D2" office:value-type="string">
            <text:p text:style-name="P51"><text:s/>ڋتاجوایں <text:s/>یقین <text:s/>ازادیاں</text:p>
          </table:table-cell>
        </table:table-row>
        <table:table-row table:style-name="Table1.1">
          <table:covered-table-cell/>
          <table:covered-table-cell/>
          <table:table-cell table:style-name="Table1.A2" office:value-type="string">
            <text:p text:style-name="P16">2=Not implemented</text:p>
          </table:table-cell>
          <table:table-cell table:style-name="Table1.D2" office:value-type="string">
            <text:p text:style-name="P28"/>
          </table:table-cell>
        </table:table-row>
        <table:table-row table:style-name="Table1.24">
          <table:covered-table-cell/>
          <table:covered-table-cell/>
          <table:table-cell table:style-name="Table1.A2" office:value-type="string">
            <text:p text:style-name="P2"><text:span text:style-name="T27">3=</text:span>On <text:span text:style-name="T6">(default)</text:span></text:p>
          </table:table-cell>
          <table:table-cell table:style-name="Table1.D2" office:value-type="string">
            <text:p text:style-name="P52">ڋتاجوایں <text:s/>یقین ازادیاں</text:p>
          </table:table-cell>
        </table:table-row>
        <table:table-row table:style-name="Table1.1">
          <table:table-cell table:style-name="Table1.A2" table:number-rows-spanned="2" office:value-type="string">
            <text:p text:style-name="P2">Show <text:span text:style-name="T19">invisible characters</text:span></text:p>
          </table:table-cell>
          <table:table-cell table:style-name="Table1.A2" table:number-rows-spanned="2" office:value-type="string">
            <text:p text:style-name="P2">invs</text:p>
          </table:table-cell>
          <table:table-cell table:style-name="Table1.A2" office:value-type="string">
            <text:p text:style-name="P6">0=False</text:p>
          </table:table-cell>
          <table:table-cell table:style-name="Table1.D2" office:value-type="string">
            <text:p text:style-name="P27"><text:span text:style-name="T42">متن درج </text:span><text:span text:style-name="T43">⁦</text:span><text:span text:style-name="T28">⁧⁨⁩⁬⁭‌‍‎‏‭‮</text:span></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29"><text:span text:style-name="T44">متن </text:span><text:span text:style-name="T25">درج </text:span><text:span text:style-name="T26">⁦⁧⁨⁩⁬⁭‌‍‎‏</text:span><text:span text:style-name="T22">‭‮</text:span></text:p>
          </table:table-cell>
        </table:table-row>
      </table:table>
      <text:p text:style-name="Standard"/>
      <text:p text:style-name="Heading_20_2"/>
      <text:p text:style-name="P32">End of Ayah and Subtending Marks</text:p>
      <text:p text:style-name="P34">This is not technically a feature, but we find it useful to demonstrate the use of these characters. </text:p>
      <text:p text:style-name="P34">Firefox allows you to use U+06DD followed by the digits and proper rendering occurs. Some applications require the following:</text:p>
      <text:list xml:id="list4548809316835922410" text:style-name="L2">
        <text:list-item>
          <text:p text:style-name="P60">precede the entire sequence (subtending mark plus following digits) with<text:line-break/>202D LEFT-TO-RIGHT OVERRIDE </text:p>
        </text:list-item>
        <text:list-item>
          <text:p text:style-name="P59">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table-cell table:style-name="Table2.A1" office:value-type="string">
              <text:p text:style-name="P31">Character</text:p>
            </table:table-cell>
            <table:table-cell table:style-name="Table2.A1" office:value-type="string">
              <text:p text:style-name="P30">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33"><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33"><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33"><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33"><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33"><text:span text:style-name="T20">ب </text:span>‭؃۱۲۳‬ ‭؃۱۲‬ ‭؃۱‬ <text:span text:style-name="T20">ب</text:span></text:p>
          </table:table-cell>
        </table:table-row>
      </table:table>
      <text:p text:style-name="Heading_20_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 Nastaliq Beta2" svg:font-family="'Awami Nastaliq Beta2'" style:font-pitch="variable"/>
    <style:font-face style:name="Awami Nastaliq Beta2:agca=0" svg:font-family="'Awami Nastaliq Beta2:agca=0'" style:font-pitch="variable"/>
    <style:font-face style:name="Awami Nastaliq Beta2:agca=1" svg:font-family="'Awami Nastaliq Beta2:agca=1'" style:font-pitch="variable"/>
    <style:font-face style:name="Awami Nastaliq Beta2:agca=3" svg:font-family="'Awami Nastaliq Beta2:agca=3'" style:font-pitch="variable"/>
    <style:font-face style:name="Awami Nastaliq Beta2:cv78=0" svg:font-family="'Awami Nastaliq Beta2:cv78=0'" style:font-pitch="variable"/>
    <style:font-face style:name="Awami Nastaliq Beta2:cv78=1" svg:font-family="'Awami Nastaliq Beta2:cv78=1'" style:font-pitch="variable"/>
    <style:font-face style:name="Awami Nastaliq Beta2:cv78=2" svg:font-family="'Awami Nastaliq Beta2:cv78=2'" style:font-pitch="variable"/>
    <style:font-face style:name="Awami Nastaliq Beta2:hamz=0" svg:font-family="'Awami Nastaliq Beta2:hamz=0'" style:font-pitch="variable"/>
    <style:font-face style:name="Awami Nastaliq Beta2:hamz=1" svg:font-family="'Awami Nastaliq Beta2:hamz=1'" style:font-pitch="variable"/>
    <style:font-face style:name="Awami Nastaliq Beta2:hedo=0" svg:font-family="'Awami Nastaliq Beta2:hedo=0'" style:font-pitch="variable"/>
    <style:font-face style:name="Awami Nastaliq Beta2:hedo=1" svg:font-family="'Awami Nastaliq Beta2:hedo=1'" style:font-pitch="variable"/>
    <style:font-face style:name="Awami Nastaliq Beta2:hehk=0" svg:font-family="'Awami Nastaliq Beta2:hehk=0'" style:font-pitch="variable"/>
    <style:font-face style:name="Awami Nastaliq Beta2:hehk=1" svg:font-family="'Awami Nastaliq Beta2:hehk=1'" style:font-pitch="variable"/>
    <style:font-face style:name="Awami Nastaliq Beta2:invs=0" svg:font-family="'Awami Nastaliq Beta2:invs=0'" style:font-pitch="variable"/>
    <style:font-face style:name="Awami Nastaliq Beta2:invs=1" svg:font-family="'Awami Nastaliq Beta2:invs=1'" style:font-pitch="variable"/>
    <style:font-face style:name="Awami Nastaliq Beta2:lamv=0" svg:font-family="'Awami Nastaliq Beta2:lamv=0'" style:font-pitch="variable"/>
    <style:font-face style:name="Awami Nastaliq Beta2:lamv=1" svg:font-family="'Awami Nastaliq Beta2:lamv=1'" style:font-pitch="variable"/>
    <style:font-face style:name="Awami Nastaliq Beta2:shrt=0" svg:font-family="'Awami Nastaliq Beta2:shrt=0'" style:font-pitch="variable"/>
    <style:font-face style:name="Awami Nastaliq Beta2:shrt=1" svg:font-family="'Awami Nastaliq Beta2:shrt=1'" style:font-pitch="variable"/>
    <style:font-face style:name="Awami Nastaliq Beta2:shrt=2" svg:font-family="'Awami Nastaliq Beta2:shrt=2'" style:font-pitch="variable"/>
    <style:font-face style:name="Awami Nastaliq Beta2:shrt=3" svg:font-family="'Awami Nastaliq Beta2:shrt=3'" style:font-pitch="variable"/>
    <style:font-face style:name="Awami Nastaliq Beta2:wdsp=0" svg:font-family="'Awami Nastaliq Beta2:wdsp=0'" style:font-pitch="variable"/>
    <style:font-face style:name="Awami Nastaliq Beta2:wdsp=1" svg:font-family="'Awami Nastaliq Beta2:wdsp=1'" style:font-pitch="variable"/>
    <style:font-face style:name="Awami Nastaliq Beta2:wdsp=2" svg:font-family="'Awami Nastaliq Beta2:wdsp=2'" style:font-pitch="variable"/>
    <style:font-face style:name="Awami Nastaliq Beta2:wdsp=3" svg:font-family="'Awami Nastaliq Beta2:wdsp=3'" style:font-pitch="variable"/>
    <style:font-face style:name="Awami Nastaliq Beta2:wdsp=4" svg:font-family="'Awami Nastaliq Beta2:wdsp=4'" style:font-pitch="variable"/>
    <style:font-face style:name="Awami Nastaliq PreBeta2:shrt=0" svg:font-family="'Awami Nastaliq PreBeta2:shrt=0'" style:font-pitch="variable"/>
    <style:font-face style:name="Awami Nastaliq PreBeta2:shrt=1" svg:font-family="'Awami Nastaliq PreBeta2:shrt=1'" style:font-pitch="variable"/>
    <style:font-face style:name="Awami Nastaliq PreBeta2:shrt=3" svg:font-family="'Awami Nastaliq PreBeta2:shrt=3'" style:font-pitch="variable"/>
    <style:font-face style:name="Awami Nastaliq:lamv=0" svg:font-family="'Awami Nastaliq:lamv=0'" style:font-pitch="variable"/>
    <style:font-face style:name="Awami Nastaliq:lamv=1" svg:font-family="'Awami Nastaliq:lamv=1'" style:font-pitch="variable"/>
    <style:font-face style:name="Awami Nastaliq:shrt=2" svg:font-family="'Awami Nastaliq:shrt=2'"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6-12-07T10:11:41.900999899">7-Dec-2016</text:date><text:tab/><text:tab/><text:tab/><text:tab/><text:tab/><text:tab/>Page <text:page-number text:select-page="current">7</text:page-number> of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66</meta:editing-cycles>
    <meta:creation-date>2016-04-26T15:05:00</meta:creation-date>
    <dc:date>2016-12-07T10:11:41.850000000</dc:date>
    <meta:editing-duration>PT4H54M55S</meta:editing-duration>
    <meta:generator>LibreOffice/5.2.3.3$Windows_X86_64 LibreOffice_project/d54a8868f08a7b39642414cf2c8ef2f228f780cf</meta:generator>
    <meta:document-statistic meta:table-count="2" meta:image-count="0" meta:object-count="0" meta:page-count="7" meta:paragraph-count="114" meta:word-count="778" meta:character-count="4715" meta:non-whitespace-character-count="4070"/>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